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Mangal1" svg:font-family="Mangal" style:font-pitch="variable"/>
    <style:font-face style:name="Microsoft YaHei1" svg:font-family="'Microsoft YaHei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8eef7" draw:shadow="hidden"/>
    </style:style>
    <style:style style:name="gr2" style:family="graphic" style:parent-style-name="standard">
      <style:graphic-properties draw:stroke="dash" draw:stroke-dash="Dash_5f_1" svg:stroke-width="0.008cm" svg:stroke-color="#000000" svg:stroke-opacity="100%" draw:stroke-linejoin="round" draw:fill="none" fo:padding-top="0.129cm" fo:padding-bottom="0.129cm" fo:padding-left="0.254cm" fo:padding-right="0.254cm"/>
    </style:style>
    <style:style style:name="gr3" style:family="graphic" style:parent-style-name="standard">
      <style:graphic-properties draw:stroke="none" svg:stroke-color="#000000" draw:fill="none" draw:fill-color="#ffffff" draw:textarea-vertical-align="top" fo:min-height="7.02cm" fo:padding-top="0.141cm" fo:padding-bottom="0.141cm" fo:padding-left="0.141cm" fo:padding-right="0.141cm"/>
    </style:style>
    <style:style style:name="gr4" style:family="graphic" style:parent-style-name="standard">
      <style:graphic-properties draw:stroke="solid" svg:stroke-width="0.042cm" svg:stroke-color="#ff0000" draw:marker-end="EndMarker_5f_1" draw:marker-end-width="0.361cm" svg:stroke-opacity="100%" draw:stroke-linejoin="round" draw:fill="none" fo:padding-top="0.146cm" fo:padding-bottom="0.146cm" fo:padding-left="0.271cm" fo:padding-right="0.271cm"/>
    </style:style>
    <style:style style:name="gr5" style:family="graphic" style:parent-style-name="standard">
      <style:graphic-properties draw:stroke="none" draw:fill="solid" draw:fill-color="#f2f2f2" draw:shadow="hidden"/>
    </style:style>
    <style:style style:name="gr6" style:family="graphic" style:parent-style-name="standard">
      <style:graphic-properties draw:stroke="solid" svg:stroke-width="0.008cm" svg:stroke-color="#000000" svg:stroke-opacity="100%" draw:stroke-linejoin="round" draw:fill="none" fo:padding-top="0.129cm" fo:padding-bottom="0.129cm" fo:padding-left="0.254cm" fo:padding-right="0.254cm"/>
    </style:style>
    <style:style style:name="gr7" style:family="graphic" style:parent-style-name="standard">
      <style:graphic-properties draw:stroke="none" svg:stroke-color="#000000" draw:fill="none" draw:fill-color="#ffffff" draw:textarea-vertical-align="top" fo:min-height="2.329cm" fo:padding-top="0.141cm" fo:padding-bottom="0.141cm" fo:padding-left="0.141cm" fo:padding-right="0.141cm"/>
    </style:style>
    <style:style style:name="gr8" style:family="graphic" style:parent-style-name="standard">
      <style:graphic-properties draw:stroke="none" svg:stroke-color="#000000" draw:fill="none" draw:fill-color="#ffffff" draw:textarea-vertical-align="top" fo:min-height="11.783cm" fo:padding-top="0.141cm" fo:padding-bottom="0.141cm" fo:padding-left="0.141cm" fo:padding-right="0.141cm"/>
    </style:style>
    <style:style style:name="gr9" style:family="graphic" style:parent-style-name="standard">
      <style:graphic-properties draw:stroke="none" svg:stroke-color="#000000" draw:fill="none" draw:fill-color="#ffffff" draw:textarea-vertical-align="top" fo:min-height="2.417cm" fo:padding-top="0.141cm" fo:padding-bottom="0.141cm" fo:padding-left="0.141cm" fo:padding-right="0.141cm"/>
    </style:style>
    <style:style style:name="gr10" style:family="graphic" style:parent-style-name="standard">
      <style:graphic-properties draw:stroke="solid" svg:stroke-width="0.042cm" svg:stroke-color="#ff0000" draw:marker-end="EndMarker_5f_2" draw:marker-end-width="0.361cm" svg:stroke-opacity="100%" draw:stroke-linejoin="round" draw:fill="none" fo:padding-top="0.146cm" fo:padding-bottom="0.146cm" fo:padding-left="0.271cm" fo:padding-right="0.271cm"/>
    </style:style>
    <style:style style:name="gr11" style:family="graphic" style:parent-style-name="standard">
      <style:graphic-properties draw:stroke="none" svg:stroke-color="#000000" draw:fill="none" draw:fill-color="#ffffff" draw:textarea-vertical-align="bottom" fo:min-height="1.182cm" fo:padding-top="0.141cm" fo:padding-bottom="0.141cm" fo:padding-left="0.141cm" fo:padding-right="0.141cm"/>
    </style:style>
    <style:style style:name="gr12" style:family="graphic" style:parent-style-name="standard">
      <style:graphic-properties draw:stroke="none" svg:stroke-color="#000000" draw:fill="none" draw:fill-color="#ffffff" draw:textarea-vertical-align="middle" fo:min-height="0.75cm" fo:padding-top="0.141cm" fo:padding-bottom="0.141cm" fo:padding-left="0.141cm" fo:padding-right="0.141cm"/>
    </style:style>
    <style:style style:name="gr13" style:family="graphic" style:parent-style-name="standard">
      <style:graphic-properties draw:stroke="none" svg:stroke-color="#000000" draw:fill="none" draw:fill-color="#ffffff" draw:textarea-vertical-align="middle" fo:min-height="0.671cm" fo:padding-top="0.141cm" fo:padding-bottom="0.141cm" fo:padding-left="0.141cm" fo:padding-right="0.141cm"/>
    </style:style>
    <style:style style:name="gr14" style:family="graphic" style:parent-style-name="standard">
      <style:graphic-properties draw:stroke="solid" svg:stroke-width="0.042cm" svg:stroke-color="#ff0000" draw:marker-end="EndMarker_5f_3" draw:marker-end-width="0.361cm" svg:stroke-opacity="100%" draw:stroke-linejoin="round" draw:fill="none" fo:padding-top="0.146cm" fo:padding-bottom="0.146cm" fo:padding-left="0.271cm" fo:padding-right="0.271cm"/>
    </style:style>
    <style:style style:name="gr15" style:family="graphic" style:parent-style-name="standard">
      <style:graphic-properties draw:stroke="none" svg:stroke-color="#000000" draw:fill="none" draw:fill-color="#ffffff" draw:textarea-vertical-align="middle" fo:min-height="0.49cm" fo:padding-top="0.141cm" fo:padding-bottom="0.141cm" fo:padding-left="0.141cm" fo:padding-right="0.141cm"/>
    </style:style>
    <style:style style:name="gr16" style:family="graphic" style:parent-style-name="standard">
      <style:graphic-properties draw:stroke="none" svg:stroke-color="#000000" draw:fill="none" draw:fill-color="#ffffff" draw:textarea-vertical-align="middle" fo:min-height="1.306cm" fo:padding-top="0.141cm" fo:padding-bottom="0.141cm" fo:padding-left="0.141cm" fo:padding-right="0.141cm"/>
    </style:style>
    <style:style style:name="gr17" style:family="graphic" style:parent-style-name="standard">
      <style:graphic-properties draw:stroke="none" svg:stroke-color="#000000" draw:fill="none" draw:fill-color="#ffffff" draw:textarea-vertical-align="top" fo:min-height="2.109cm" fo:padding-top="0.141cm" fo:padding-bottom="0.141cm" fo:padding-left="0.141cm" fo:padding-right="0.141cm"/>
    </style:style>
    <style:style style:name="gr18" style:family="graphic" style:parent-style-name="standard">
      <style:graphic-properties draw:stroke="none" svg:stroke-color="#000000" draw:fill="none" draw:fill-color="#ffffff" draw:textarea-vertical-align="bottom" fo:min-height="1.499cm" fo:padding-top="0.141cm" fo:padding-bottom="0.141cm" fo:padding-left="0.141cm" fo:padding-right="0.141cm"/>
    </style:style>
    <style:style style:name="gr19" style:family="graphic" style:parent-style-name="standard">
      <style:graphic-properties draw:stroke="none" svg:stroke-color="#000000" draw:fill="none" draw:fill-color="#ffffff" draw:textarea-vertical-align="middle" fo:min-height="0.194cm" fo:padding-top="0.141cm" fo:padding-bottom="0.141cm" fo:padding-left="0.141cm" fo:padding-right="0.141cm"/>
    </style:style>
    <style:style style:name="gr20" style:family="graphic" style:parent-style-name="standard">
      <style:graphic-properties draw:stroke="solid" svg:stroke-width="0.042cm" svg:stroke-color="#ff0000" draw:marker-start="StartMarker_5f_1" draw:marker-start-width="0.361cm" draw:marker-end="EndMarker_5f_4" draw:marker-end-width="0.361cm" svg:stroke-opacity="100%" draw:stroke-linejoin="round" draw:fill="none" fo:padding-top="0.146cm" fo:padding-bottom="0.146cm" fo:padding-left="0.271cm" fo:padding-right="0.271cm"/>
    </style:style>
    <style:style style:name="gr21" style:family="graphic" style:parent-style-name="standard">
      <style:graphic-properties draw:stroke="solid" svg:stroke-width="0.042cm" svg:stroke-color="#ff0000" draw:marker-start="StartMarker_5f_2" draw:marker-start-width="0.361cm" draw:marker-end="EndMarker_5f_5" draw:marker-end-width="0.361cm" svg:stroke-opacity="100%" draw:stroke-linejoin="round" draw:fill="none" fo:padding-top="0.146cm" fo:padding-bottom="0.146cm" fo:padding-left="0.271cm" fo:padding-right="0.271cm"/>
    </style:style>
    <style:style style:name="gr22" style:family="graphic" style:parent-style-name="standard">
      <style:graphic-properties draw:stroke="solid" svg:stroke-width="0.042cm" svg:stroke-color="#ff0000" draw:marker-start="StartMarker_5f_3" draw:marker-start-width="0.361cm" draw:marker-end="EndMarker_5f_6" draw:marker-end-width="0.361cm" svg:stroke-opacity="100%" draw:stroke-linejoin="round" draw:fill="none" fo:padding-top="0.146cm" fo:padding-bottom="0.146cm" fo:padding-left="0.271cm" fo:padding-right="0.271cm"/>
    </style:style>
    <style:style style:name="gr23" style:family="graphic" style:parent-style-name="standard">
      <style:graphic-properties draw:stroke="none" svg:stroke-color="#000000" draw:fill="none" draw:fill-color="#ffffff" draw:textarea-vertical-align="top" fo:min-height="1.523cm" fo:padding-top="0.141cm" fo:padding-bottom="0.141cm" fo:padding-left="0.141cm" fo:padding-right="0.141cm"/>
    </style:style>
    <style:style style:name="gr24" style:family="graphic" style:parent-style-name="standard">
      <style:graphic-properties draw:stroke="none" svg:stroke-color="#000000" draw:fill="none" draw:fill-color="#ffffff" draw:textarea-vertical-align="top" fo:min-height="1.721cm" fo:padding-top="0.141cm" fo:padding-bottom="0.141cm" fo:padding-left="0.141cm" fo:padding-right="0.141cm"/>
    </style:style>
    <style:style style:name="gr25" style:family="graphic" style:parent-style-name="standard">
      <style:graphic-properties draw:stroke="none" svg:stroke-color="#000000" draw:fill="none" draw:fill-color="#ffffff" draw:textarea-vertical-align="middle" fo:min-height="0.556cm" fo:padding-top="0.141cm" fo:padding-bottom="0.141cm" fo:padding-left="0.141cm" fo:padding-right="0.141cm"/>
    </style:style>
    <style:style style:name="gr26" style:family="graphic" style:parent-style-name="standard">
      <style:graphic-properties draw:stroke="none" svg:stroke-color="#000000" draw:fill="none" draw:fill-color="#ffffff" draw:textarea-vertical-align="middle" fo:min-height="0.106cm" fo:padding-top="0.141cm" fo:padding-bottom="0.141cm" fo:padding-left="0.141cm" fo:padding-right="0.141cm"/>
    </style:style>
    <style:style style:name="gr27" style:family="graphic" style:parent-style-name="objectwithoutfill">
      <style:graphic-properties svg:stroke-width="0.051cm" svg:stroke-color="#ff00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margin-left="0cm" fo:margin-right="0cm" fo:margin-top="0cm" fo:margin-bottom="0cm" fo:line-height="120%" fo:text-align="start" fo:text-indent="0cm"/>
    </style:style>
    <style:style style:name="P2" style:family="paragraph">
      <style:paragraph-properties fo:margin-left="0cm" fo:margin-right="0cm" fo:margin-top="0cm" fo:margin-bottom="0cm" fo:line-height="120%" fo:text-align="end" fo:text-indent="0cm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style:paragraph-properties fo:text-align="center"/>
    </style:style>
    <style:style style:name="T1" style:family="text">
      <style:text-properties fo:color="#000000" style:font-name="Arial2" fo:font-size="8pt" style:font-name-asian="Arial2" style:font-size-asian="8pt" style:font-name-complex="Arial2" style:font-size-complex="8pt"/>
    </style:style>
    <style:style style:name="T2" style:family="text">
      <style:text-properties fo:color="#000000"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T3" style:family="text">
      <style:text-properties fo:color="#000000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T4" style:family="text">
      <style:text-properties fo:color="#000000"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T5" style:family="text">
      <style:text-properties fo:color="#000000" style:font-name="Arial2" fo:font-size="18pt" fo:font-weight="bold" style:font-name-asian="Arial2" style:font-size-asian="18pt" style:font-weight-asian="bold" style:font-name-complex="Arial2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Default">
        <draw:g>
          <draw:g>
            <draw:polygon draw:style-name="gr1" draw:layer="layout" svg:width="7.936cm" svg:height="7.301cm" svg:x="9.525cm" svg:y="4.445cm" svg:viewBox="0 0 7937 7302" draw:points="0,7302 7937,7302 7937,0 0,0">
              <text:p/>
            </draw:polygon>
            <draw:polygon draw:style-name="gr2" draw:layer="layout" svg:width="7.936cm" svg:height="7.301cm" svg:x="9.525cm" svg:y="4.445cm" svg:viewBox="0 0 7937 7302" draw:points="0,7302 7937,7302 7937,0 0,0">
              <text:p/>
            </draw:polygon>
          </draw:g>
          <draw:frame draw:style-name="gr3" draw:layer="layout" svg:width="7.938cm" svg:height="7.302cm" svg:x="9.525cm" svg:y="4.445cm">
            <draw:text-box>
              <text:p text:style-name="P1"><text:span text:style-name="T1">Paintings</text:span></text:p>
            </draw:text-box>
          </draw:frame>
        </draw:g>
        <draw:line draw:style-name="gr4" draw:layer="layout" svg:x1="11.271cm" svg:y1="16.024cm" svg:x2="11.271cm" svg:y2="10.575cm">
          <text:p/>
        </draw:line>
        <draw:g>
          <draw:g>
            <draw:polygon draw:style-name="gr5" draw:layer="layout" svg:width="3.809cm" svg:height="2.61cm" svg:x="13.097cm" svg:y="5.437cm" svg:viewBox="0 0 3810 2611" draw:points="0,2611 3810,2611 3810,0 0,0">
              <text:p/>
            </draw:polygon>
            <draw:polygon draw:style-name="gr6" draw:layer="layout" svg:width="3.809cm" svg:height="2.61cm" svg:x="13.097cm" svg:y="5.437cm" svg:viewBox="0 0 3810 2611" draw:points="0,2611 3810,2611 3810,0 0,0">
              <text:p/>
            </draw:polygon>
          </draw:g>
          <draw:frame draw:style-name="gr7" draw:layer="layout" svg:width="3.81cm" svg:height="2.611cm" svg:x="13.097cm" svg:y="5.437cm">
            <draw:text-box>
              <text:p text:style-name="P1"><text:span text:style-name="T1">PLTN6</text:span></text:p>
            </draw:text-box>
          </draw:frame>
        </draw:g>
        <draw:g>
          <draw:g>
            <draw:polygon draw:style-name="gr5" draw:layer="layout" svg:width="3.809cm" svg:height="2.61cm" svg:x="12.462cm" svg:y="5.957cm" svg:viewBox="0 0 3810 2611" draw:points="0,2611 3810,2611 3810,0 0,0">
              <text:p/>
            </draw:polygon>
            <draw:polygon draw:style-name="gr6" draw:layer="layout" svg:width="3.809cm" svg:height="2.61cm" svg:x="12.462cm" svg:y="5.957cm" svg:viewBox="0 0 3810 2611" draw:points="0,2611 3810,2611 3810,0 0,0">
              <text:p/>
            </draw:polygon>
          </draw:g>
          <draw:frame draw:style-name="gr7" draw:layer="layout" svg:width="3.81cm" svg:height="2.611cm" svg:x="12.462cm" svg:y="5.957cm">
            <draw:text-box>
              <text:p text:style-name="P1"><text:span text:style-name="T1">PLTN5</text:span></text:p>
            </draw:text-box>
          </draw:frame>
        </draw:g>
        <draw:g>
          <draw:g>
            <draw:polygon draw:style-name="gr5" draw:layer="layout" svg:width="3.809cm" svg:height="2.61cm" svg:x="11.906cm" svg:y="6.478cm" svg:viewBox="0 0 3810 2611" draw:points="0,2611 3810,2611 3810,0 0,0">
              <text:p/>
            </draw:polygon>
            <draw:polygon draw:style-name="gr6" draw:layer="layout" svg:width="3.809cm" svg:height="2.61cm" svg:x="11.906cm" svg:y="6.478cm" svg:viewBox="0 0 3810 2611" draw:points="0,2611 3810,2611 3810,0 0,0">
              <text:p/>
            </draw:polygon>
          </draw:g>
          <draw:frame draw:style-name="gr7" draw:layer="layout" svg:width="3.81cm" svg:height="2.611cm" svg:x="11.906cm" svg:y="6.478cm">
            <draw:text-box>
              <text:p text:style-name="P1"><text:span text:style-name="T1">PLTN4</text:span></text:p>
            </draw:text-box>
          </draw:frame>
        </draw:g>
        <draw:g>
          <draw:g>
            <draw:polygon draw:style-name="gr5" draw:layer="layout" svg:width="3.809cm" svg:height="2.61cm" svg:x="11.43cm" svg:y="6.993cm" svg:viewBox="0 0 3810 2611" draw:points="0,2611 3810,2611 3810,0 0,0">
              <text:p/>
            </draw:polygon>
            <draw:polygon draw:style-name="gr6" draw:layer="layout" svg:width="3.809cm" svg:height="2.61cm" svg:x="11.43cm" svg:y="6.993cm" svg:viewBox="0 0 3810 2611" draw:points="0,2611 3810,2611 3810,0 0,0">
              <text:p/>
            </draw:polygon>
          </draw:g>
          <draw:frame draw:style-name="gr7" draw:layer="layout" svg:width="3.81cm" svg:height="2.611cm" svg:x="11.43cm" svg:y="6.993cm">
            <draw:text-box>
              <text:p text:style-name="P1"><text:span text:style-name="T1">PLTN3</text:span></text:p>
            </draw:text-box>
          </draw:frame>
        </draw:g>
        <draw:g>
          <draw:g>
            <draw:polygon draw:style-name="gr5" draw:layer="layout" svg:width="6.031cm" svg:height="12.064cm" svg:x="1.27cm" svg:y="1.905cm" svg:viewBox="0 0 6032 12065" draw:points="0,12065 6032,12065 6032,0 0,0">
              <text:p/>
            </draw:polygon>
            <draw:polygon draw:style-name="gr6" draw:layer="layout" svg:width="6.031cm" svg:height="12.064cm" svg:x="1.27cm" svg:y="1.905cm" svg:viewBox="0 0 6032 12065" draw:points="0,12065 6032,12065 6032,0 0,0">
              <text:p/>
            </draw:polygon>
          </draw:g>
          <draw:frame draw:style-name="gr8" draw:text-style-name="P1" draw:layer="layout" svg:width="6.032cm" svg:height="12.065cm" svg:x="1.27cm" svg:y="1.905cm">
            <draw:text-box>
              <text:p text:style-name="P1"><text:span text:style-name="T1">Music</text:span></text:p>
            </draw:text-box>
          </draw:frame>
        </draw:g>
        <draw:g>
          <draw:g>
            <draw:polygon draw:style-name="gr1" draw:layer="layout" svg:width="4.761cm" svg:height="2.697cm" svg:x="1.905cm" svg:y="4.975cm" svg:viewBox="0 0 4762 2698" draw:points="0,2698 4762,2698 4762,0 0,0">
              <text:p/>
            </draw:polygon>
            <draw:polygon draw:style-name="gr6" draw:layer="layout" svg:width="4.761cm" svg:height="2.697cm" svg:x="1.905cm" svg:y="4.975cm" svg:viewBox="0 0 4762 2698" draw:points="0,2698 4762,2698 4762,0 0,0">
              <text:p/>
            </draw:polygon>
          </draw:g>
          <draw:frame draw:style-name="gr9" draw:layer="layout" svg:width="4.763cm" svg:height="2.699cm" svg:x="1.905cm" svg:y="4.975cm">
            <draw:text-box>
              <text:p text:style-name="P2"><text:span text:style-name="T2">Ableton Live 9</text:span><text:span text:style-name="T2"><text:line-break/></text:span><text:span text:style-name="T2">LiveOSC</text:span></text:p>
            </draw:text-box>
          </draw:frame>
        </draw:g>
        <draw:line draw:style-name="gr10" draw:layer="layout" svg:x1="5.969cm" svg:y1="7.62cm" svg:x2="5.974cm" svg:y2="8.537cm">
          <text:p/>
        </draw:line>
        <draw:g>
          <draw:g>
            <draw:polygon draw:style-name="gr5" draw:layer="layout" svg:width="3.809cm" svg:height="2.61cm" svg:x="10.795cm" svg:y="7.545cm" svg:viewBox="0 0 3810 2611" draw:points="0,2611 3810,2611 3810,0 0,0">
              <text:p/>
            </draw:polygon>
            <draw:polygon draw:style-name="gr6" draw:layer="layout" svg:width="3.809cm" svg:height="2.61cm" svg:x="10.795cm" svg:y="7.545cm" svg:viewBox="0 0 3810 2611" draw:points="0,2611 3810,2611 3810,0 0,0">
              <text:p/>
            </draw:polygon>
          </draw:g>
          <draw:frame draw:style-name="gr7" draw:layer="layout" svg:width="3.81cm" svg:height="2.611cm" svg:x="10.795cm" svg:y="7.545cm">
            <draw:text-box>
              <text:p text:style-name="P1"><text:span text:style-name="T1">PLTN2</text:span></text:p>
            </draw:text-box>
          </draw:frame>
        </draw:g>
        <draw:g>
          <draw:g>
            <draw:polygon draw:style-name="gr1" draw:layer="layout" svg:width="2.945cm" svg:height="1.462cm" svg:x="11.545cm" svg:y="8.475cm" svg:viewBox="0 0 2946 1463" draw:points="0,1463 2946,1463 2946,0 0,0">
              <text:p/>
            </draw:polygon>
            <draw:polygon draw:style-name="gr6" draw:layer="layout" svg:width="2.945cm" svg:height="1.462cm" svg:x="11.545cm" svg:y="8.475cm" svg:viewBox="0 0 2946 1463" draw:points="0,1463 2946,1463 2946,0 0,0">
              <text:p/>
            </draw:polygon>
          </draw:g>
          <draw:frame draw:style-name="gr11" draw:layer="layout" svg:width="2.946cm" svg:height="1.464cm" svg:x="11.545cm" svg:y="8.475cm">
            <draw:text-box>
              <text:p text:style-name="P2"><text:span text:style-name="T3">OSCServer.py</text:span></text:p>
            </draw:text-box>
          </draw:frame>
        </draw:g>
        <draw:g>
          <draw:g>
            <draw:polygon draw:style-name="gr5" draw:layer="layout" svg:width="3.809cm" svg:height="2.61cm" svg:x="10.16cm" svg:y="8.061cm" svg:viewBox="0 0 3810 2611" draw:points="0,2611 3810,2611 3810,0 0,0">
              <text:p/>
            </draw:polygon>
            <draw:polygon draw:style-name="gr6" draw:layer="layout" svg:width="3.809cm" svg:height="2.61cm" svg:x="10.16cm" svg:y="8.061cm" svg:viewBox="0 0 3810 2611" draw:points="0,2611 3810,2611 3810,0 0,0">
              <text:p/>
            </draw:polygon>
          </draw:g>
          <draw:frame draw:style-name="gr7" draw:layer="layout" svg:width="3.81cm" svg:height="2.611cm" svg:x="10.16cm" svg:y="8.061cm">
            <draw:text-box>
              <text:p text:style-name="P1"><text:span text:style-name="T1">PLTN1</text:span><text:span text:style-name="T1"><text:line-break/></text:span><text:span text:style-name="T1"><text:line-break/></text:span><text:span text:style-name="T1"><text:line-break/></text:span><text:span text:style-name="T1"/></text:p>
            </draw:text-box>
          </draw:frame>
        </draw:g>
        <draw:frame draw:style-name="gr12" draw:layer="layout" svg:width="3.016cm" svg:height="1.032cm" svg:x="3.651cm" svg:y="6.642cm">
          <draw:text-box>
            <text:p text:style-name="P2"><text:span text:style-name="T4">IN</text:span><text:span text:style-name="T1"> - localhost:9000</text:span><text:span text:style-name="T1"><text:line-break/></text:span><text:span text:style-name="T1"/></text:p>
          </draw:text-box>
        </draw:frame>
        <draw:frame draw:style-name="gr13" draw:layer="layout" svg:width="2.064cm" svg:height="0.953cm" svg:x="3.413cm" svg:y="6.88cm">
          <draw:text-box>
            <text:p text:style-name="P2"><text:span text:style-name="T4">OUT</text:span><text:span text:style-name="T1"> - 9001</text:span></text:p>
          </draw:text-box>
        </draw:frame>
        <draw:line draw:style-name="gr14" draw:layer="layout" svg:x1="6.668cm" svg:y1="9.366cm" svg:x2="10.878cm" svg:y2="9.366cm">
          <text:p/>
        </draw:line>
        <draw:g>
          <draw:g>
            <draw:polygon draw:style-name="gr1" draw:layer="layout" svg:width="2.945cm" svg:height="1.462cm" svg:x="10.878cm" svg:y="9.11cm" svg:viewBox="0 0 2946 1463" draw:points="0,1463 2946,1463 2946,0 0,0">
              <text:p/>
            </draw:polygon>
            <draw:polygon draw:style-name="gr6" draw:layer="layout" svg:width="2.945cm" svg:height="1.462cm" svg:x="10.878cm" svg:y="9.11cm" svg:viewBox="0 0 2946 1463" draw:points="0,1463 2946,1463 2946,0 0,0">
              <text:p/>
            </draw:polygon>
          </draw:g>
          <draw:frame draw:style-name="gr11" draw:layer="layout" svg:width="2.946cm" svg:height="1.464cm" svg:x="10.878cm" svg:y="9.11cm">
            <draw:text-box>
              <text:p text:style-name="P2"><text:span text:style-name="T3">OSCServer.py</text:span></text:p>
            </draw:text-box>
          </draw:frame>
        </draw:g>
        <draw:frame draw:style-name="gr15" draw:layer="layout" svg:width="2.665cm" svg:height="0.772cm" svg:x="11.221cm" svg:y="9.049cm">
          <draw:text-box>
            <text:p text:style-name="P2"><text:span text:style-name="T4">IN</text:span><text:span text:style-name="T1"> - localhost:4567</text:span></text:p>
          </draw:text-box>
        </draw:frame>
        <draw:frame draw:style-name="gr16" draw:layer="layout" svg:width="9.842cm" svg:height="1.588cm" svg:x="8.638cm" svg:y="2.223cm">
          <draw:text-box>
            <text:p text:style-name="P3"><text:span text:style-name="T5">[PLTN] OSC/MIDI Data Flow</text:span></text:p>
          </draw:text-box>
        </draw:frame>
        <draw:g>
          <draw:g>
            <draw:polygon draw:style-name="gr5" draw:layer="layout" svg:width="6.031cm" svg:height="2.39cm" svg:x="10.16cm" svg:y="13.166cm" svg:viewBox="0 0 6032 2391" draw:points="0,2391 6032,2391 6032,0 0,0">
              <text:p/>
            </draw:polygon>
            <draw:polygon draw:style-name="gr6" draw:layer="layout" svg:width="6.031cm" svg:height="2.39cm" svg:x="10.16cm" svg:y="13.166cm" svg:viewBox="0 0 6032 2391" draw:points="0,2391 6032,2391 6032,0 0,0">
              <text:p/>
            </draw:polygon>
          </draw:g>
          <draw:frame draw:style-name="gr17" draw:layer="layout" svg:width="6.032cm" svg:height="2.391cm" svg:x="10.16cm" svg:y="13.166cm">
            <draw:text-box>
              <text:p text:style-name="P1"><text:span text:style-name="T1">Control Center</text:span></text:p>
            </draw:text-box>
          </draw:frame>
        </draw:g>
        <draw:g>
          <draw:g>
            <draw:polygon draw:style-name="gr1" draw:layer="layout" svg:width="3.762cm" svg:height="1.78cm" svg:x="12.27cm" svg:y="13.459cm" svg:viewBox="0 0 3763 1781" draw:points="0,1781 3763,1781 3763,0 0,0">
              <text:p/>
            </draw:polygon>
            <draw:polygon draw:style-name="gr6" draw:layer="layout" svg:width="3.762cm" svg:height="1.78cm" svg:x="12.27cm" svg:y="13.459cm" svg:viewBox="0 0 3763 1781" draw:points="0,1781 3763,1781 3763,0 0,0">
              <text:p/>
            </draw:polygon>
          </draw:g>
          <draw:frame draw:style-name="gr18" draw:layer="layout" svg:width="3.764cm" svg:height="1.781cm" svg:x="12.27cm" svg:y="13.459cm">
            <draw:text-box>
              <text:p text:style-name="P2"><text:span text:style-name="T3">pltnCC.pde</text:span></text:p>
            </draw:text-box>
          </draw:frame>
        </draw:g>
        <draw:frame draw:style-name="gr15" draw:layer="layout" svg:width="3.935cm" svg:height="0.772cm" svg:x="12.161cm" svg:y="13.335cm">
          <draw:text-box>
            <text:p text:style-name="P2"><text:span text:style-name="T4">IN</text:span><text:span text:style-name="T1"> - localhost:12000</text:span></text:p>
          </draw:text-box>
        </draw:frame>
        <draw:frame draw:style-name="gr19" draw:layer="layout" svg:width="3.016cm" svg:height="0.613cm" svg:x="12.445cm" svg:y="13.732cm">
          <draw:text-box>
            <text:p text:style-name="P2"><text:span text:style-name="T4">OUT</text:span><text:span text:style-name="T1"> - pltnX:4567</text:span></text:p>
          </draw:text-box>
        </draw:frame>
        <draw:line draw:style-name="gr20" draw:layer="layout" svg:x1="12.541cm" svg:y1="13.459cm" svg:x2="12.541cm" svg:y2="10.575cm">
          <text:p/>
        </draw:line>
        <draw:g>
          <draw:g>
            <draw:polygon draw:style-name="gr5" draw:layer="layout" svg:width="6.031cm" svg:height="2.39cm" svg:x="10.16cm" svg:y="16.024cm" svg:viewBox="0 0 6032 2391" draw:points="0,2391 6032,2391 6032,0 0,0">
              <text:p/>
            </draw:polygon>
            <draw:polygon draw:style-name="gr6" draw:layer="layout" svg:width="6.031cm" svg:height="2.39cm" svg:x="10.16cm" svg:y="16.024cm" svg:viewBox="0 0 6032 2391" draw:points="0,2391 6032,2391 6032,0 0,0">
              <text:p/>
            </draw:polygon>
          </draw:g>
          <draw:frame draw:style-name="gr17" draw:layer="layout" svg:width="6.032cm" svg:height="2.391cm" svg:x="10.16cm" svg:y="16.024cm">
            <draw:text-box>
              <text:p text:style-name="P1"><text:span text:style-name="T1">Web Browser</text:span></text:p>
            </draw:text-box>
          </draw:frame>
        </draw:g>
        <draw:g>
          <draw:g>
            <draw:polygon draw:style-name="gr1" draw:layer="layout" svg:width="3.762cm" svg:height="1.78cm" svg:x="12.207cm" svg:y="16.316cm" svg:viewBox="0 0 3763 1781" draw:points="0,1781 3763,1781 3763,0 0,0">
              <text:p/>
            </draw:polygon>
            <draw:polygon draw:style-name="gr6" draw:layer="layout" svg:width="3.762cm" svg:height="1.78cm" svg:x="12.207cm" svg:y="16.316cm" svg:viewBox="0 0 3763 1781" draw:points="0,1781 3763,1781 3763,0 0,0">
              <text:p/>
            </draw:polygon>
          </draw:g>
          <draw:frame draw:style-name="gr18" draw:layer="layout" svg:width="3.764cm" svg:height="1.781cm" svg:x="12.207cm" svg:y="16.316cm">
            <draw:text-box>
              <text:p text:style-name="P2"><text:span text:style-name="T3">sendOSC.php</text:span></text:p>
            </draw:text-box>
          </draw:frame>
        </draw:g>
        <draw:frame draw:style-name="gr19" draw:layer="layout" svg:width="3.016cm" svg:height="0.613cm" svg:x="12.938cm" svg:y="16.282cm">
          <draw:text-box>
            <text:p text:style-name="P2"><text:span text:style-name="T4">OUT</text:span><text:span text:style-name="T1"> - pltnX:4567</text:span></text:p>
          </draw:text-box>
        </draw:frame>
        <draw:path draw:style-name="gr21" draw:layer="layout" svg:width="2.221cm" svg:height="0.807cm" svg:x="12.065cm" svg:y="8.301cm" svg:viewBox="0 0 2222 808" svg:d="m0 808v0c86-161 170-282 277-401 237-264 476-391 765-406s540 86 804 324c143 129 257 269 376 461">
          <text:p/>
        </draw:path>
        <draw:g>
          <draw:g>
            <draw:polygon draw:style-name="gr5" draw:layer="layout" svg:width="6.031cm" svg:height="2.39cm" svg:x="1.27cm" svg:y="14.4cm" svg:viewBox="0 0 6032 2391" draw:points="0,2391 6032,2391 6032,0 0,0">
              <text:p/>
            </draw:polygon>
            <draw:polygon draw:style-name="gr6" draw:layer="layout" svg:width="6.031cm" svg:height="2.39cm" svg:x="1.27cm" svg:y="14.4cm" svg:viewBox="0 0 6032 2391" draw:points="0,2391 6032,2391 6032,0 0,0">
              <text:p/>
            </draw:polygon>
          </draw:g>
          <draw:frame draw:style-name="gr17" draw:layer="layout" svg:width="6.032cm" svg:height="2.391cm" svg:x="1.27cm" svg:y="14.4cm">
            <draw:text-box>
              <text:p text:style-name="P1"><text:span text:style-name="T1">Visuals</text:span></text:p>
            </draw:text-box>
          </draw:frame>
        </draw:g>
        <draw:g>
          <draw:g>
            <draw:polygon draw:style-name="gr1" draw:layer="layout" svg:width="2.945cm" svg:height="1.462cm" svg:x="4.131cm" svg:y="14.841cm" svg:viewBox="0 0 2946 1463" draw:points="0,1463 2946,1463 2946,0 0,0">
              <text:p/>
            </draw:polygon>
            <draw:polygon draw:style-name="gr6" draw:layer="layout" svg:width="2.945cm" svg:height="1.462cm" svg:x="4.131cm" svg:y="14.841cm" svg:viewBox="0 0 2946 1463" draw:points="0,1463 2946,1463 2946,0 0,0">
              <text:p/>
            </draw:polygon>
          </draw:g>
          <draw:frame draw:style-name="gr11" draw:layer="layout" svg:width="2.946cm" svg:height="1.464cm" svg:x="4.131cm" svg:y="14.841cm">
            <draw:text-box>
              <text:p text:style-name="P2"><text:span text:style-name="T3">Resolume</text:span></text:p>
            </draw:text-box>
          </draw:frame>
        </draw:g>
        <draw:frame draw:style-name="gr15" draw:layer="layout" svg:width="2.933cm" svg:height="0.772cm" svg:x="4.207cm" svg:y="14.779cm">
          <draw:text-box>
            <text:p text:style-name="P2"><text:span text:style-name="T4">Out</text:span><text:span text:style-name="T1"> - mBoxIP:4567</text:span></text:p>
          </draw:text-box>
        </draw:frame>
        <draw:line draw:style-name="gr22" draw:layer="layout" svg:x1="5.842cm" svg:y1="14.859cm" svg:x2="5.842cm" svg:y2="10.541cm">
          <text:p/>
        </draw:line>
        <draw:g>
          <draw:g>
            <draw:polygon draw:style-name="gr1" draw:layer="layout" svg:width="4.761cm" svg:height="1.64cm" svg:x="1.905cm" svg:y="2.607cm" svg:viewBox="0 0 4762 1641" draw:points="0,1641 4762,1641 4762,0 0,0">
              <text:p/>
            </draw:polygon>
            <draw:polygon draw:style-name="gr6" draw:layer="layout" svg:width="4.761cm" svg:height="1.64cm" svg:x="1.905cm" svg:y="2.607cm" svg:viewBox="0 0 4762 1641" draw:points="0,1641 4762,1641 4762,0 0,0">
              <text:p/>
            </draw:polygon>
          </draw:g>
          <draw:frame draw:style-name="gr23" draw:text-style-name="P2" draw:layer="layout" svg:width="4.699cm" svg:height="1.805cm" svg:x="1.905cm" svg:y="2.513cm">
            <draw:text-box>
              <text:p text:style-name="P2"><text:span text:style-name="T2">Piezo Drum Sensor +</text:span></text:p>
              <text:p text:style-name="P2"><text:span text:style-name="T2">MIDI controller</text:span></text:p>
            </draw:text-box>
          </draw:frame>
        </draw:g>
        <draw:line draw:style-name="gr10" draw:layer="layout" svg:x1="2.662cm" svg:y1="4.255cm" svg:x2="2.667cm" svg:y2="5.08cm">
          <text:p/>
        </draw:line>
        <draw:frame draw:style-name="gr13" draw:layer="layout" svg:width="2.064cm" svg:height="0.953cm" svg:x="1.746cm" svg:y="3.492cm">
          <draw:text-box>
            <text:p text:style-name="P2"><text:span text:style-name="T4">OUT</text:span><text:span text:style-name="T1"> – Ch. 2</text:span></text:p>
          </draw:text-box>
        </draw:frame>
        <draw:g>
          <draw:g>
            <draw:polygon draw:style-name="gr1" draw:layer="layout" svg:width="4.761cm" svg:height="2.002cm" svg:x="1.905cm" svg:y="8.538cm" svg:viewBox="0 0 4762 2003" draw:points="0,2003 4762,2003 4762,0 0,0">
              <text:p/>
            </draw:polygon>
            <draw:polygon draw:style-name="gr6" draw:layer="layout" svg:width="4.761cm" svg:height="2.002cm" svg:x="1.905cm" svg:y="8.538cm" svg:viewBox="0 0 4762 2003" draw:points="0,2003 4762,2003 4762,0 0,0">
              <text:p/>
            </draw:polygon>
          </draw:g>
          <draw:frame draw:style-name="gr24" draw:text-style-name="P2" draw:layer="layout" svg:width="4.763cm" svg:height="2.003cm" svg:x="1.905cm" svg:y="8.538cm">
            <draw:text-box>
              <text:p text:style-name="P2"><text:span text:style-name="T2">OSCulator</text:span></text:p>
            </draw:text-box>
          </draw:frame>
        </draw:g>
        <draw:frame draw:style-name="gr25" draw:text-style-name="P2" draw:layer="layout" svg:width="3.016cm" svg:height="1.327cm" svg:x="3.651cm" svg:y="9.205cm">
          <draw:text-box>
            <text:p text:style-name="P2"><text:span text:style-name="T4"><text:line-break/></text:span><text:span text:style-name="T4">IN</text:span><text:span text:style-name="T1"> - localhost:9000</text:span><text:span text:style-name="T1"><text:line-break/></text:span><text:span text:style-name="T1"/></text:p>
          </draw:text-box>
        </draw:frame>
        <draw:frame draw:style-name="gr26" draw:text-style-name="P2" draw:layer="layout" svg:width="3.016cm" svg:height="0.613cm" svg:x="3.175cm" svg:y="9.986cm">
          <draw:text-box>
            <text:p text:style-name="P2"><text:span text:style-name="T4">OUT</text:span><text:span text:style-name="T1"> - pltnX:4567</text:span></text:p>
          </draw:text-box>
        </draw:frame>
        <draw:g>
          <draw:g>
            <draw:polygon draw:style-name="gr1" draw:layer="layout" svg:width="4.761cm" svg:height="1.64cm" svg:x="1.905cm" svg:y="11.27cm" svg:viewBox="0 0 4762 1641" draw:points="0,1641 4762,1641 4762,0 0,0">
              <text:p/>
            </draw:polygon>
            <draw:polygon draw:style-name="gr6" draw:layer="layout" svg:width="4.761cm" svg:height="1.64cm" svg:x="1.905cm" svg:y="11.27cm" svg:viewBox="0 0 4762 1641" draw:points="0,1641 4762,1641 4762,0 0,0">
              <text:p/>
            </draw:polygon>
          </draw:g>
          <draw:frame draw:style-name="gr23" draw:text-style-name="P2" draw:layer="layout" svg:width="4.699cm" svg:height="1.805cm" svg:x="1.905cm" svg:y="11.176cm">
            <draw:text-box>
              <text:p text:style-name="P2"><text:span text:style-name="T2">Oxygen 8 MIDI controller</text:span></text:p>
            </draw:text-box>
          </draw:frame>
        </draw:g>
        <draw:line draw:style-name="gr27" draw:text-style-name="P4" draw:layer="layout" svg:x1="2.694cm" svg:y1="12.319cm" svg:x2="2.694cm" svg:y2="7.62cm">
          <text:p/>
        </draw:line>
        <draw:frame draw:style-name="gr13" draw:layer="layout" svg:width="2.064cm" svg:height="0.953cm" svg:x="1.778cm" svg:y="12.128cm">
          <draw:text-box>
            <text:p text:style-name="P2"><text:span text:style-name="T4">OUT</text:span><text:span text:style-name="T1"> – Ch. 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Mangal1" svg:font-family="Mangal" style:font-pitch="variable"/>
    <style:font-face style:name="Microsoft YaHei1" svg:font-family="'Microsoft YaHei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EndMarker_5f_1" draw:display-name="EndMarker_1" svg:viewBox="0 0 20 30" svg:d="m10 0-10 30h20z"/>
    <draw:marker draw:name="EndMarker_5f_2" draw:display-name="EndMarker_2" svg:viewBox="0 0 20 30" svg:d="m10 0-10 30h20z"/>
    <draw:marker draw:name="EndMarker_5f_3" draw:display-name="EndMarker_3" svg:viewBox="0 0 20 30" svg:d="m10 0-10 30h20z"/>
    <draw:marker draw:name="EndMarker_5f_4" draw:display-name="EndMarker_4" svg:viewBox="0 0 20 30" svg:d="m10 0-10 30h20z"/>
    <draw:marker draw:name="EndMarker_5f_5" draw:display-name="EndMarker_5" svg:viewBox="0 0 20 30" svg:d="m10 0-10 30h20z"/>
    <draw:marker draw:name="EndMarker_5f_6" draw:display-name="EndMarker_6" svg:viewBox="0 0 20 30" svg:d="m10 0-10 30h20z"/>
    <draw:marker draw:name="StartMarker_5f_1" draw:display-name="StartMarker_1" svg:viewBox="0 0 20 30" svg:d="m10 0-10 30h20z"/>
    <draw:marker draw:name="StartMarker_5f_2" draw:display-name="StartMarker_2" svg:viewBox="0 0 20 30" svg:d="m10 0-10 30h20z"/>
    <draw:marker draw:name="StartMarker_5f_3" draw:display-name="StartMarker_3" svg:viewBox="0 0 20 30" svg:d="m10 0-10 30h20z"/>
    <draw:stroke-dash draw:name="Dash_5f_1" draw:display-name="Dash_1" draw:style="rect" draw:dots1="1" draw:dots1-length="600%" draw:dots2="1" draw:dots2-length="600%" draw:distance="30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09-17T22:30:39.726000000</dc:date>
    <meta:generator>LibreOffice/4.1.1.2$Windows_x86 LibreOffice_project/7e4286b58adc75a14f6d83f53a03b6c11fa2903</meta:generator>
    <meta:editing-duration>P0D</meta:editing-duration>
    <meta:editing-cycles>1</meta:editing-cycles>
    <meta:document-statistic meta:object-count="120"/>
  </office:meta>
</office:document-meta>
</file>